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Heading_20_1">
      <style:paragraph-properties fo:break-before="page"/>
    </style:style>
    <style:style style:name="P6" style:family="paragraph" style:parent-style-name="List_20_1" style:list-style-name="L1"/>
    <style:style style:name="P7" style:family="paragraph" style:parent-style-name="List_20_1" style:list-style-name="L2"/>
    <style:style style:name="P8" style:family="paragraph" style:parent-style-name="cod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style:text-underline-style="none"/>
    </style:style>
    <style:style style:name="T6" style:family="text">
      <style:text-properties style:text-position="0% 100%" style:text-underline-style="none"/>
    </style:style>
    <style:style style:name="T7" style:family="text">
      <style:text-properties style:font-weight-asian="bold"/>
    </style:style>
    <style:style style:name="T8"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Introducción a la Temática del trabajo<text:tab/>1</text:p>
          <text:p text:style-name="P3">Objetivo<text:tab/>1</text:p>
          <text:p text:style-name="P3">El protocolo Chord<text:tab/>2</text:p>
          <text:p text:style-name="P3">Justificación<text:tab/>2</text:p>
          <text:p text:style-name="P3">Análisis del Problema de Computación Distribuida<text:tab/>3</text:p>
          <text:p text:style-name="P2">Comunicación<text:tab/>3</text:p>
          <text:p text:style-name="P2">Solucion aportada al problema<text:tab/>3</text:p>
          <text:p text:style-name="P3">Anexo 1: Código Fuente<text:tab/>5</text:p>
          <text:p text:style-name="P3">Anexo 2: Pruebas<text:tab/>6</text:p>
        </text:index-body>
      </text:table-of-content>
      <text:h text:style-name="Heading_20_1" text:outline-level="1"/>
      <text:h text:style-name="P5" text:outline-level="1">Introducción a la Temática del trabajo</text:h>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h text:style-name="Heading_20_1" text:outline-level="1">Objetivo</text:h>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andose de ésta forma una red muy robusta sin “puntos débiles” que tengan relevancia en la red, evitando crear objetivos potenciales de ataques, o caídas fortuitas de gran cantidad de nodos debido a un fallo en “super-nodos” en los que se basan otras redes de intercambio.</text:p>
      <text:p text:style-name="Text_20_body">Ese tipo de redes poseen multitud de aplicaciones, desde juegos sin servidores centrales, a conferencias de voz y video en tiempo real (como el protocolo Jingle en redes XMPP). Pero, sin duda, su aplicación más popular es la de los sistemas de compartición de archivos. Siendo a veces, en el lenguaje coloquial, sinónimo de "red p2p".</text:p>
      <text:h text:style-name="Heading_20_1" text:outline-level="1">El protocolo Chord</text:h>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text:soft-page-break/>cada clave con el nodo en el cual se encuentra la información.</text:p>
      <text:p text:style-name="Text_20_body">Para que la operación se pueda llevar a cabo de manera eficiente, hay que mantener la estructura de anillo debido a la cual se distingue el protocolo Chord. Para mantener dicha estructura deberemos mandar mensajes a los nodos que correspondan, para conocer su situación.</text:p>
      <text:h text:style-name="Heading_20_1" text:outline-level="1">Justificación</text:h>
      <text:p text:style-name="Text_20_body">La justificación del uso de computación distribuida para resolver este problema es bastante obvia por los siguientes motivos que pasamos a enumerar.</text:p>
      <text:list xml:id="list1333089200" text:style-name="L1">
        <text:list-item>
          <text:p text:style-name="P6">Por razones <text:span text:style-name="T2">geográficas</text:span><text:span text:style-name="T3">, ya que los nodos de cualquier red p2p se encuentran ubicados a media/laga distancia.</text:span></text:p>
        </text:list-item>
        <text:list-item>
          <text:p text:style-name="P6"><text:span text:style-name="T3">Por razones de </text:span><text:span text:style-name="T2">computación</text:span><text:span text:style-name="T3">, ya que el número de nodos que puede llegar a tener la red p2p puede ser demasiado grande como para llevarlos a cabo con desempeño en una sola computadora.</text:span></text:p>
        </text:list-item>
        <text:list-item>
          <text:p text:style-name="P6"><text:span text:style-name="T3">Por razones de </text:span><text:span text:style-name="T2">comunicación,</text:span><text:span text:style-name="T3"> ya que el objetivo de las redes p2p es el de intercambiar información entre computadoras distintas.</text:span></text:p>
        </text:list-item>
      </text:list>
      <text:p text:style-name="P4">Por éstas razones es más que viable la simulación en un entorno de computación distribuida para comprobar el desempeño y buen funcionamiento de la red p2p.</text:p>
      <text:h text:style-name="Heading_20_1" text:outline-level="1">Análisis del Problema de Computación Distribuida</text:h>
      <text:p text:style-name="Text_20_body">Nos hemos encontrado multitud de dificultades para realizar la implementación del protocolo Chord en PVM, entre ellos se encuentran:</text:p>
      <text:list xml:id="list1224558403" text:style-name="L2">
        <text:list-item>
          <text:p text:style-name="P7">Falta de información clara acerca del protocolo.</text:p>
        </text:list-item>
        <text:list-item>
          <text:p text:style-name="P7">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text:soft-page-break/>Sin embargo, el objetivo de esta práctica es conseguir mostrar un programa que saque a relucir los problemas comunes en la comunicación entre nodos, que es lo que nos 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h text:style-name="Heading_20_2" text:outline-level="2">Solución aportada al problema</text:h>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complica el código sobremanera.</text:p>
      <text:p text:style-name="Text_20_body">Es por ello que en el desarrollo de nuestro programa hemos decidido llegar a una situación de compromiso, suficiente para entender la mecánica de un anillo Chord, aún sin llegar a una completa implementación de su algoritmo. </text:p>
      <text:p text:style-name="Text_20_body">Usando el protocolo de búsqueda de Chord, las claves de los nodos están ordenadas en anillo. Dicho anillo no podrá tener más de 2<text:span text:style-name="T4">m</text:span> nodos. El anillo puede tener claves que vayan desde 0 a 2<text:span text:style-name="T5">m</text:span><text:span text:style-name="T6">-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text:soft-page-break/>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jaccente a él (por ejemplo, los k nodos que le preceden y los k nodos que le siguen).</text:p>
      <text:p text:style-name="Text_20_body">One successor and predecessor are kept in a list to maintain a high probability that the successor and predecessor pointers actually point to the correct nodes after possible failure or departure of the initial successor or predecessor. (???)</text:p>
      <text:h text:style-name="Heading_20_1" text:outline-level="1"/>
      <text:h text:style-name="P5" text:outline-level="1">Anexo 1: Código Fuente</text:h>
      <text:p text:style-name="Text_20_body"><text:s text:c="2"/>principal.c</text:p>
      <text:p text:style-name="code"><text:bookmark text:name="codemain"/><text:span text:style-name="T2">/*</text:span></text:p>
      <text:p text:style-name="P8"><text:s/>* <text:s text:c="3"/>Algoritmo Chord</text:p>
      <text:p text:style-name="P8"><text:s/>*</text:p>
      <text:p text:style-name="P8"><text:s/>*/</text:p>
      <text:p text:style-name="code"/>
      <text:p text:style-name="code"/>
      <text:p text:style-name="code">#include &lt;stdio.h&gt;</text:p>
      <text:p text:style-name="code">#include &lt;stdlib.h&gt;</text:p>
      <text:p text:style-name="code">#include &lt;sys/types.h&gt;</text:p>
      <text:p text:style-name="code">#include "pvm3.h"</text:p>
      <text:p text:style-name="code"/>
      <text:p text:style-name="code">#include "macros.h"</text:p>
      <text:p text:style-name="code"/>
      <text:p text:style-name="code">int main(int argc, char *argv[])</text:p>
      <text:p text:style-name="code">{</text:p>
      <text:p text:style-name="code"><text:s text:c="2"/>int mytid; <text:s text:c="17"/>/* mi task id */</text:p>
      <text:p text:style-name="code"><text:s text:c="2"/>int tids[NPROC]; <text:s text:c="11"/>/* array de task id */</text:p>
      <text:p text:style-name="code"><text:s text:c="2"/>int info, msg;</text:p>
      <text:p text:style-name="code"><text:s text:c="2"/>int i;</text:p>
      <text:p text:style-name="code"><text:s text:c="2"/>int nproc;</text:p>
      <text:p text:style-name="code"><text:s text:c="2"/>int insertions=0, max_insert=5;</text:p>
      <text:p text:style-name="code"/>
      <text:p text:style-name="code"/>
      <text:p text:style-name="code"><text:s text:c="2"/>int predecessor, successor, node, token;</text:p>
      <text:p text:style-name="code"/>
      <text:p text:style-name="code"><text:s text:c="2"/>/* identificarme en pvm */</text:p>
      <text:p text:style-name="code"><text:s text:c="2"/>mytid = pvm_mytid();</text:p>
      <text:p text:style-name="code"/>
      <text:p text:style-name="code"><text:s text:c="2"/>/* Sembrar semilla aleatoria */</text:p>
      <text:p text:style-name="code"><text:s text:c="2"/>srand(mytid);</text:p>
      <text:p text:style-name="code"/>
      <text:p text:style-name="P8"><text:s text:c="2"/>/***************/</text:p>
      <text:p text:style-name="P8"><text:s text:c="2"/>/* Expansión de procesos nodo (creación del anillo) */</text:p>
      <text:p text:style-name="code"><text:s text:c="2"/>pvm_catchout(stdout);</text:p>
      <text:p text:style-name="code"><text:s text:c="2"/>nproc= pvm_spawn("nodo", (char**)0, 0, "", NPROC, tids);</text:p>
      <text:p text:style-name="code"><text:s text:c="2"/>if( nproc != NPROC ) {</text:p>
      <text:p text:style-name="code"><text:s text:c="4"/>for(i=0;i&lt;info;i++) pvm_kill(tids[i]);</text:p>
      <text:p text:style-name="code"><text:s text:c="4"/>pvm_exit();</text:p>
      <text:p text:style-name="code"><text:s text:c="4"/>return 1;</text:p>
      <text:p text:style-name="code"><text:s text:c="2"/>}</text:p>
      <text:p text:style-name="code"/>
      <text:p text:style-name="code"/>
      <text:p text:style-name="code"><text:s text:c="2"/>struct timeval tmout; /* timeout para la rutina trecv */</text:p>
      <text:p text:style-name="code"><text:s text:c="2"/>tmout.tv_sec=0; /* indica que trecv esperara estos segundos */</text:p>
      <text:p text:style-name="code"><text:s text:c="2"/>tmout.tv_usec=100000; /* y estos microsegundos */</text:p>
      <text:p text:style-name="P8"/>
      <text:p text:style-name="P8"><text:s text:c="2"/>/*************************************/</text:p>
      <text:p text:style-name="P8"><text:s text:c="2"/>/*** Recabar y mostrar información ***/</text:p>
      <text:p text:style-name="code"><text:s text:c="2"/>for(i=0; i&lt;40; i++) {</text:p>
      <text:p text:style-name="code"><text:s text:c="4"/>info = pvm_trecv( -1, REPORT, &amp;tmout );</text:p>
      <text:p text:style-name="code"><text:s text:c="4"/>if ( info &gt; 0 ) {</text:p>
      <text:p text:style-name="code"><text:s text:c="6"/>i=0; /* Pone el contador a cero, para seguir esperando informacion */</text:p>
      <text:p text:style-name="code"><text:s text:c="6"/>pvm_upkint(&amp;msg,1,1);</text:p>
      <text:p text:style-name="code"><text:s text:c="6"/>switch (msg) {</text:p>
      <text:p text:style-name="code"><text:s text:c="6"/>case STATE:</text:p>
      <text:p text:style-name="code"><text:s text:c="8"/>pvm_upkint(&amp;node,1,1);</text:p>
      <text:p text:style-name="code"><text:s text:c="8"/>pvm_upkint(&amp;predecessor,1,1);</text:p>
      <text:p text:style-name="code"><text:s text:c="8"/>pvm_upkint(&amp;successor,1,1);</text:p>
      <text:p text:style-name="code"/>
      <text:p text:style-name="code"><text:s text:c="8"/>if( predecessor &lt; 0 ) printf("*null*\t");</text:p>
      <text:p text:style-name="code"><text:s text:c="8"/>else printf("Nodo%d\t",predecessor);</text:p>
      <text:p text:style-name="code"><text:s text:c="8"/>printf("--&gt;\tNodo%d\t--&gt;\t",node);</text:p>
      <text:p text:style-name="code"><text:s text:c="8"/>if( successor &lt; 0 ) printf("*null*\n");</text:p>
      <text:p text:style-name="code"><text:s text:c="8"/>else printf("Nodo%d\n",successor);</text:p>
      <text:p text:style-name="code"><text:s text:c="8"/>break;</text:p>
      <text:p text:style-name="code"><text:s text:c="6"/>case ENTER:</text:p>
      <text:p text:style-name="code"><text:s text:c="8"/>pvm_upkint(&amp;node,1,1);</text:p>
      <text:p text:style-name="code"><text:s text:c="8"/>printf("()&lt;--- El nodo %d entra al anillo\n", node);</text:p>
      <text:p text:style-name="code"><text:s text:c="8"/>break;</text:p>
      <text:p text:style-name="code"><text:soft-page-break/><text:s text:c="6"/>case EXIT:</text:p>
      <text:p text:style-name="code"><text:s text:c="8"/>pvm_upkint(&amp;node,1,1);</text:p>
      <text:p text:style-name="code"><text:s text:c="8"/>printf("()---&gt; El nodo %d sale del anillo\n", node);</text:p>
      <text:p text:style-name="code"><text:s text:c="8"/>nproc--;</text:p>
      <text:p text:style-name="code"><text:s text:c="8"/>break;</text:p>
      <text:p text:style-name="code"><text:s text:c="6"/>case KEYINIT:</text:p>
      <text:p text:style-name="code"><text:s text:c="8"/>pvm_upkint(&amp;node,1,1);</text:p>
      <text:p text:style-name="code"><text:s text:c="8"/>pvm_upkint(&amp;token,1,1);</text:p>
      <text:p text:style-name="code"><text:s text:c="8"/>printf("*** %d Inicializa petición de la clave %d ***\n",node,token);</text:p>
      <text:p text:style-name="code"><text:s text:c="8"/>break;</text:p>
      <text:p text:style-name="code"><text:s text:c="6"/>case KEYTRANS:</text:p>
      <text:p text:style-name="code"><text:s text:c="8"/>pvm_upkint(&amp;node,1,1);</text:p>
      <text:p text:style-name="code"><text:s text:c="8"/>pvm_upkint(&amp;token,1,1);</text:p>
      <text:p text:style-name="code"><text:s text:c="8"/>printf(" ** %d transmite petición de la clave %d **\n",node,token);</text:p>
      <text:p text:style-name="code"><text:s text:c="8"/>break;</text:p>
      <text:p text:style-name="code"><text:s text:c="6"/>case KEYFOUND:</text:p>
      <text:p text:style-name="code"><text:s text:c="8"/>pvm_upkint(&amp;node,1,1);</text:p>
      <text:p text:style-name="code"><text:s text:c="8"/>pvm_upkint(&amp;token,1,1);</text:p>
      <text:p text:style-name="code"><text:s text:c="8"/>printf("***¡¡¡Se encontró en %d la clave %d buscada!!!***\n",node,token);</text:p>
      <text:p text:style-name="code"><text:s text:c="8"/>break;</text:p>
      <text:p text:style-name="code"><text:s text:c="6"/>}</text:p>
      <text:p text:style-name="code"><text:s text:c="4"/>}</text:p>
      <text:p text:style-name="P8"/>
      <text:p text:style-name="P8"><text:s text:c="4"/>/* Inserción de nuevos nodos */</text:p>
      <text:p text:style-name="code"><text:s text:c="4"/>if( insertions&lt;max_insert &amp;&amp; nproc&lt;NPROC &amp;&amp; (rand() &lt; RAND_MAX/4) ) {</text:p>
      <text:p text:style-name="code"><text:s text:c="6"/>printf("Spawneando un nodo\n");</text:p>
      <text:p text:style-name="code"><text:s text:c="6"/>pvm_spawn("nodo", (char**)0, 0, "", 1, tids);</text:p>
      <text:p text:style-name="code"><text:s text:c="6"/>nproc++;</text:p>
      <text:p text:style-name="code"><text:s text:c="6"/>insertions++;</text:p>
      <text:p text:style-name="code"><text:s text:c="4"/>}</text:p>
      <text:p text:style-name="code"/>
      <text:p text:style-name="code"><text:s text:c="2"/>}</text:p>
      <text:p text:style-name="code"><text:s text:c="2"/>printf("Se ha dejado de recibir información del anillo.\n");</text:p>
      <text:p text:style-name="P8"/>
      <text:p text:style-name="P8"><text:s text:c="2"/>/****************/</text:p>
      <text:p text:style-name="P8"><text:s text:c="2"/>/* Programa terminado, salir de pvm */</text:p>
      <text:p text:style-name="code"><text:s text:c="2"/>printf("Proceso padre saliendo...\n");</text:p>
      <text:p text:style-name="code"><text:s text:c="2"/>pvm_exit();</text:p>
      <text:p text:style-name="code"><text:s text:c="2"/>return 0;</text:p>
      <text:p text:style-name="code">}</text:p>
      <text:p text:style-name="Text_20_body"/>
      <text:p text:style-name="Text_20_body"><text:s/>nodo.c</text:p>
      <text:p text:style-name="P8">/*</text:p>
      <text:p text:style-name="P8"><text:s/>* <text:s text:c="3"/>Algoritmo Chord</text:p>
      <text:p text:style-name="P8"><text:s/>*</text:p>
      <text:p text:style-name="P8"><text:s/>* </text:p>
      <text:p text:style-name="P8"><text:s/>*/</text:p>
      <text:p text:style-name="code"/>
      <text:p text:style-name="code"/>
      <text:p text:style-name="code">#include &lt;stdio.h&gt;</text:p>
      <text:p text:style-name="code">#include &lt;stdlib.h&gt;</text:p>
      <text:p text:style-name="code"/>
      <text:p text:style-name="code">#include &lt;sys/types.h&gt;</text:p>
      <text:p text:style-name="code">#include "pvm3.h"</text:p>
      <text:p text:style-name="code"/>
      <text:p text:style-name="code">#include "macros.h"</text:p>
      <text:p text:style-name="code"/>
      <text:p text:style-name="code"/>
      <text:p text:style-name="code">void mainloop( );</text:p>
      <text:p text:style-name="code">void ptransmit(int, int);</text:p>
      <text:p text:style-name="code">void pfound(int);</text:p>
      <text:p text:style-name="code"/>
      <text:p text:style-name="code">int findNext(int);</text:p>
      <text:p text:style-name="code">void stabilize( );</text:p>
      <text:p text:style-name="code"/>
      <text:p text:style-name="code">void reportState();</text:p>
      <text:p text:style-name="code">void reportEntering();</text:p>
      <text:p text:style-name="code">void reportExiting();</text:p>
      <text:p text:style-name="code">void reportKeyInit(int);</text:p>
      <text:p text:style-name="code">void reportKeyTrans(int);</text:p>
      <text:p text:style-name="code">void reportKeyFound(int);</text:p>
      <text:p text:style-name="code"/>
      <text:p text:style-name="code"><text:soft-page-break/>int mytid; <text:s text:c="17"/>/* mi task id */</text:p>
      <text:p text:style-name="code">int mynode; <text:s text:c="16"/>/* mi numero en el anillo */</text:p>
      <text:p text:style-name="code">int predecessor;</text:p>
      <text:p text:style-name="code">int successor;</text:p>
      <text:p text:style-name="code"/>
      <text:p text:style-name="code">int pending_keys;</text:p>
      <text:p text:style-name="code"/>
      <text:p text:style-name="code"/>
      <text:p text:style-name="code"/>
      <text:p text:style-name="code">int main(int argc, char *argv[])</text:p>
      <text:p text:style-name="code">{</text:p>
      <text:p text:style-name="code"><text:s text:c="2"/>int i;</text:p>
      <text:p text:style-name="code"><text:s text:c="2"/>int life;</text:p>
      <text:p text:style-name="code"/>
      <text:p text:style-name="code"><text:s text:c="2"/>/* identificarme en pvm */</text:p>
      <text:p text:style-name="code"><text:s text:c="2"/>mytid = pvm_mytid();</text:p>
      <text:p text:style-name="code"/>
      <text:p text:style-name="code"><text:s text:c="2"/>/* Unirme al grupo <text:s/>*/</text:p>
      <text:p text:style-name="code"><text:s text:c="2"/>mynode = pvm_joingroup( "anillo-chord" );</text:p>
      <text:p text:style-name="code"/>
      <text:p text:style-name="code"/>
      <text:p text:style-name="code"><text:s text:c="2"/>/* Aleatoriamente se cerraría el nodo (dejamos huecos en el anillo) <text:s/>*/</text:p>
      <text:p text:style-name="code"><text:s text:c="2"/>srand(mytid+mynode);</text:p>
      <text:p text:style-name="code"/>
      <text:p text:style-name="code"/>
      <text:p text:style-name="code"><text:s text:c="4"/>/******************************************/</text:p>
      <text:p text:style-name="code"><text:s text:c="4"/>/* Procesos dentro del anillo */</text:p>
      <text:p text:style-name="code"><text:s text:c="4"/>/*** BARRERA ***/</text:p>
      <text:p text:style-name="code"><text:s text:c="4"/>//pvm_barrier("anillo-chord",NPROC);</text:p>
      <text:p text:style-name="code"/>
      <text:p text:style-name="code"><text:s text:c="4"/>/* indicar la entrada del nodo en el anillo */</text:p>
      <text:p text:style-name="code"><text:s text:c="4"/>reportEntering();</text:p>
      <text:p text:style-name="code"/>
      <text:p text:style-name="code"><text:s text:c="4"/>/*********************/</text:p>
      <text:p text:style-name="code"><text:s text:c="4"/>/* Creación/Unión al anillo */</text:p>
      <text:p text:style-name="code"><text:s text:c="4"/>/* Inicialmente el predecesor se toma como inexistente */</text:p>
      <text:p text:style-name="code"><text:s text:c="4"/>predecessor = -1;</text:p>
      <text:p text:style-name="code"><text:s text:c="4"/>successor = findNext(mynode);</text:p>
      <text:p text:style-name="code"><text:s text:c="4"/></text:p>
      <text:p text:style-name="code"><text:s text:c="4"/>//printf("%d: inicialmente, mi sucessor: %d (%d).\n",mynode,successor,pvm_getinst("anillo-chord",successor));</text:p>
      <text:p text:style-name="code"/>
      <text:p text:style-name="code"><text:s text:c="4"/>reportState();</text:p>
      <text:p text:style-name="code"><text:s text:c="4"/></text:p>
      <text:p text:style-name="code"><text:s text:c="4"/>/***************************************/</text:p>
      <text:p text:style-name="code"><text:s text:c="4"/>/* El nodo trabajará durante un numero aleatorio de ciclos */</text:p>
      <text:p text:style-name="code"><text:s text:c="4"/>if( rand()*NPROC &gt; RAND_MAX/10 ) </text:p>
      <text:p text:style-name="code"><text:s text:c="6"/>life= 10.0*rand()/RAND_MAX; </text:p>
      <text:p text:style-name="code"><text:s text:c="4"/>else </text:p>
      <text:p text:style-name="code"><text:s text:c="6"/>life= 100.0*rand()/RAND_MAX; </text:p>
      <text:p text:style-name="code"><text:s text:c="4"/></text:p>
      <text:p text:style-name="code"/>
      <text:p text:style-name="code"><text:s text:c="4"/>for(i=0; i&lt;life; i++) {</text:p>
      <text:p text:style-name="code"><text:s text:c="6"/>mainloop();</text:p>
      <text:p text:style-name="code"><text:s text:c="4"/>}</text:p>
      <text:p text:style-name="code"><text:s text:c="4"/></text:p>
      <text:p text:style-name="code"/>
      <text:p text:style-name="code"><text:s text:c="4"/>/******************************************/</text:p>
      <text:p text:style-name="code"><text:s text:c="4"/>/* Procesos a expulsar del anillo <text:s/>*/</text:p>
      <text:p text:style-name="code"><text:s text:c="4"/>/*** BARRERA ***/</text:p>
      <text:p text:style-name="code"><text:s text:c="4"/>//pvm_barrier("anillo-chord",NPROC);</text:p>
      <text:p text:style-name="code"><text:s text:c="2"/></text:p>
      <text:p text:style-name="code"><text:s text:c="4"/></text:p>
      <text:p text:style-name="code"/>
      <text:p text:style-name="code"><text:s text:c="2"/>/********************/</text:p>
      <text:p text:style-name="code"><text:s text:c="2"/>/* Programa terminado, salir del grupo y de pvm */</text:p>
      <text:p text:style-name="code"><text:s text:c="2"/>pvm_lvgroup( "anillo-chord" );</text:p>
      <text:p text:style-name="code"><text:s text:c="2"/>reportExiting();</text:p>
      <text:p text:style-name="code"><text:s text:c="2"/>pvm_exit();</text:p>
      <text:p text:style-name="code"><text:s text:c="2"/>return 0;</text:p>
      <text:p text:style-name="code">}</text:p>
      <text:p text:style-name="code"/>
      <text:p text:style-name="code"/>
      <text:p text:style-name="code"/>
      <text:p text:style-name="code">void mainloop()</text:p>
      <text:p text:style-name="code">{</text:p>
      <text:p text:style-name="code"><text:s text:c="2"/>int token;</text:p>
      <text:p text:style-name="code"><text:soft-page-break/></text:p>
      <text:p text:style-name="code"><text:s text:c="2"/>int info;</text:p>
      <text:p text:style-name="code"/>
      <text:p text:style-name="code"><text:s text:c="2"/>int msg, sender;</text:p>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code"><text:s text:c="2"/>//printf("mi sucessor: %d (%d).\n",successor,pvm_getinst("anillo-chord",successor));</text:p>
      <text:p text:style-name="code"/>
      <text:p text:style-name="code"><text:s text:c="2"/>/**************************/</text:p>
      <text:p text:style-name="code"><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 peticion de predecesor */</text:p>
      <text:p text:style-name="code"><text:s text:c="6"/>//printf("%d: enviando mi predecesor (%d) a %d.\n",mynode,predecessor,sender);</text:p>
      <text:p text:style-name="code"><text:s text:c="6"/>pvm_pkint( &amp;predecessor, 1, 1);</text:p>
      <text:p text:style-name="code"><text:s text:c="6"/>break;</text:p>
      <text:p text:style-name="code"><text:s text:c="4"/>case SUCCESSOR: /* Petición de sucesor */</text:p>
      <text:p text:style-name="code"><text:s text:c="6"/>//printf("enviando mi sucesor (%d) a %d.\n",successor,sender);</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code"/>
      <text:p text:style-name="code"><text:s text:c="2"/>/********************************************/</text:p>
      <text:p text:style-name="code"><text:s text:c="2"/>/*** Rutinas de estabilización del anillo ***/</text:p>
      <text:p text:style-name="code"><text:s text:c="2"/>stabilize();</text:p>
      <text:p text:style-name="code"/>
      <text:p text:style-name="code"><text:s text:c="2"/>/*******************************************/</text:p>
      <text:p text:style-name="code"><text:s text:c="2"/>/** Reportar el estado del nodo para ser mostrado en la interfaz **/</text:p>
      <text:p text:style-name="code"><text:s text:c="2"/>reportState();</text:p>
      <text:p text:style-name="code"/>
      <text:p text:style-name="code"><text:s text:c="2"/>/*******************************/</text:p>
      <text:p text:style-name="code"><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 Nuevo tid de antecesor */</text:p>
      <text:p text:style-name="code"><text:s text:c="6"/>pvm_upkint( &amp;predecessor, 1, 1);</text:p>
      <text:p text:style-name="code"><text:s text:c="6"/>//printf("%d: nuevo predecesor, %d.\n",mynode,predecessor);</text:p>
      <text:p text:style-name="code"><text:s text:c="6"/>break;</text:p>
      <text:p text:style-name="code"/>
      <text:p text:style-name="code"><text:s text:c="4"/>case KEY: /* Notificación de búsqueda de clave */</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 text:c="2"/>}</text:p>
      <text:p text:style-name="code"/>
      <text:p text:style-name="code"/>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code"><text:soft-page-break/></text:p>
      <text:p text:style-name="code">}</text:p>
      <text:p text:style-name="code"/>
      <text:p text:style-name="code"/>
      <text:p text:style-name="code">void stabilize()</text:p>
      <text:p text:style-name="code">{</text:p>
      <text:p text:style-name="code"><text:s text:c="2"/>int nodo_x, msg, info;</text:p>
      <text:p text:style-name="code"/>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code"><text:s text:c="2"/>/***************************************/</text:p>
      <text:p text:style-name="code"><text:s text:c="2"/>/* Comprobar si el sucesor se ha caido */</text:p>
      <text:p text:style-name="code"><text:s text:c="2"/>if ( pvm_getinst("anillo-chord",successor) &lt; 0 ) {</text:p>
      <text:p text:style-name="code"><text:s text:c="4"/>successor = findNext(mynode);</text:p>
      <text:p text:style-name="code"><text:s text:c="2"/>}</text:p>
      <text:p text:style-name="code"><text:s text:c="2"/>else {</text:p>
      <text:p text:style-name="code"><text:s text:c="2"/>/***********************************/</text:p>
      <text:p text:style-name="code"><text:s text:c="2"/>/*** Verificar sucesor inmediato ***/</text:p>
      <text:p text:style-name="code"><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printf("%d: petición ANTECESOR enviada a %d\n",mynode,successor);</text:p>
      <text:p text:style-name="code"><text:s text:c="4"/>info = pvm_trecv( successor, ANTECESOR, &amp;tmout ); /* recepción de petición */</text:p>
      <text:p text:style-name="code"><text:s text:c="4"/>if ( info &gt; 0 ) {</text:p>
      <text:p text:style-name="code"><text:s text:c="6"/>//printf("%d: petición atendida por %d.\n",mynode,successor);</text:p>
      <text:p text:style-name="code"><text:s text:c="4"/>pvm_upkint( &amp;nodo_x, 1, 1); <text:s text:c="3"/></text:p>
      <text:p text:style-name="code"><text:s text:c="4"/>if( pvm_getinst("anillo_chord",nodo_x) &lt; 0) {</text:p>
      <text:p text:style-name="code"><text:s text:c="6"/>/* Si mi sucesor no tiene antecesor, notificarle que soy yo */</text:p>
      <text:p text:style-name="code"><text:s text:c="6"/>//printf("notifico a mi sucesor %d, de que yo le precedo\n",successor);</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code"><text:s text:c="6"/>/*** ¡Nuevo nodo! ***/</text:p>
      <text:p text:style-name="code"><text:s text:c="6"/>/* Añadir el nuevo nodo como nuevo sucesor */</text:p>
      <text:p text:style-name="code"><text:s text:c="6"/>//printf("tengo nuevo (%d:%d) successor! reemplazo a %d\n", pvm_getinst("anillo_chord",nodo_x), nodo_x, successor);</text:p>
      <text:p text:style-name="code"><text:s text:c="6"/>successor = nodo_x;</text:p>
      <text:p text:style-name="code"><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 text:c="2"/>}</text:p>
      <text:p text:style-name="code">}</text:p>
      <text:p text:style-name="code"/>
      <text:p text:style-name="code"/>
      <text:p text:style-name="code"/>
      <text:p text:style-name="code">/***</text:p>
      <text:p text:style-name="code"><text:s text:c="4"/>The pseudocode to find the successor node of an id is given below:</text:p>
      <text:p text:style-name="code"/>
      <text:p text:style-name="code"/>
      <text:p text:style-name="code"><text:s text:c="4"/>id: nodo que busca su sucesor</text:p>
      <text:p text:style-name="code"><text:s text:c="5"/>n: nodo al que le pregunta, que segun nuestro sistema es el anterior a id (id-1)</text:p>
      <text:p text:style-name="code"/>
      <text:p text:style-name="code"><text:s text:c="4"/>// ask node n to find the successor of id</text:p>
      <text:p text:style-name="code"><text:s text:c="4"/>n.find_successor(id)</text:p>
      <text:p text:style-name="code"><text:s text:c="4"/>if (id\in(n, successor])</text:p>
      <text:p text:style-name="code"><text:s text:c="4"/>return successor; <text:s text:c="7"/>//Si id está entre n y su sucesor hay que </text:p>
      <text:p text:style-name="code"><text:s text:c="4"/>else <text:s text:c="20"/>//devolver sucessor (el sucesor de n)</text:p>
      <text:p text:style-name="code"><text:s text:c="4"/>// forward the query around the circle</text:p>
      <text:p text:style-name="code"><text:s text:c="4"/>// con nuestro sistema NO</text:p>
      <text:p text:style-name="code"/>
      <text:p text:style-name="code"><text:s text:c="4"/>n0 = closest_preceding_node(id); //Sino busca el sucesor mas cercano</text:p>
      <text:p text:style-name="code"><text:s text:c="4"/>return n0.find_successor(id);</text:p>
      <text:p text:style-name="code"/>
      <text:p text:style-name="code"/>
      <text:p text:style-name="code"><text:soft-page-break/><text:s text:c="4"/>// search the local table for the highest predecessor of id</text:p>
      <text:p text:style-name="code"><text:s text:c="4"/>n.closest_preceding_node(id)</text:p>
      <text:p text:style-name="code"><text:s text:c="4"/>for i = m downto 1</text:p>
      <text:p text:style-name="code"><text:s text:c="4"/>if (finger[i]\in(n,id))</text:p>
      <text:p text:style-name="code"><text:s text:c="4"/>return finger[i];</text:p>
      <text:p text:style-name="code"><text:s text:c="4"/>return n;</text:p>
      <text:p text:style-name="code">***/</text:p>
      <text:p text:style-name="code"/>
      <text:p text:style-name="code"/>
      <text:p text:style-name="code"/>
      <text:p text:style-name="code">/********</text:p>
      <text:p text:style-name="code"><text:s/>Devuelve el nodo activo siguiente</text:p>
      <text:p text:style-name="code">*/</text:p>
      <text:p text:style-name="code">int findNext(int nodeOrigin)</text:p>
      <text:p text:style-name="code">{</text:p>
      <text:p text:style-name="code"><text:s text:c="2"/>int tid_dest, i;</text:p>
      <text:p text:style-name="code"/>
      <text:p text:style-name="code"><text:s text:c="2"/>i= nodeOrigin; </text:p>
      <text:p text:style-name="code"><text:s text:c="2"/>do {</text:p>
      <text:p text:style-name="code"><text:s text:c="4"/>/* Comprobar siguiente en el grupo */</text:p>
      <text:p text:style-name="code"><text:s text:c="4"/>if(i&gt;=NPROC) i=0;</text:p>
      <text:p text:style-name="code"><text:s text:c="4"/>else i++;</text:p>
      <text:p text:style-name="code"><text:s text:c="4"/>/* obtener su tid */</text:p>
      <text:p text:style-name="code"><text:s text:c="4"/>tid_dest= pvm_gettid("anillo-chord",i);</text:p>
      <text:p text:style-name="code"><text:s text:c="4"/>/* si el nodo está caido, pasar al siguiente */</text:p>
      <text:p text:style-name="code"><text:s text:c="2"/>} while( tid_dest == PvmNoInst );</text:p>
      <text:p text:style-name="code"/>
      <text:p text:style-name="code"><text:s text:c="2"/>return tid_dest;</text:p>
      <text:p text:style-name="code">}</text:p>
      <text:p text:style-name="code"/>
      <text:p text:style-name="code"/>
      <text:p text:style-name="code">/*******************************************/</text:p>
      <text:p text:style-name="code">/** Reportar el estado del nodo al padre,</text:p>
      <text:p text:style-name="code"><text:s text:c="4"/>quien lo mostrará en la interfaz **/</text:p>
      <text:p text:style-name="code">void reportState()</text:p>
      <text:p text:style-name="code">{</text:p>
      <text:p text:style-name="code"><text:s text:c="2"/>int pred;</text:p>
      <text:p text:style-name="code"><text:s text:c="2"/>int succ; </text:p>
      <text:p text:style-name="code"><text:s text:c="2"/>int type=STATE;</text:p>
      <text:p text:style-name="code"><text:s text:c="2"/></text:p>
      <text:p text:style-name="code"><text:s text:c="2"/>if( predecessor == -1) pred=-1;</text:p>
      <text:p text:style-name="code"><text:s text:c="2"/>else pred= pvm_getinst("anillo-chord",predecessor);</text:p>
      <text:p text:style-name="code"><text:s text:c="2"/>succ= pvm_getinst("anillo-chord",successor);</text:p>
      <text:p text:style-name="code"><text:s text:c="2"/></text:p>
      <text:p text:style-name="code"><text:s text:c="2"/>//printf("mi predecesor: %d (%d)\n",pred,predecessor);</text:p>
      <text:p text:style-name="code"/>
      <text:p text:style-name="code"><text:s text:c="2"/>pvm_initsend( PvmDataDefault );</text:p>
      <text:p text:style-name="code"><text:s text:c="2"/>pvm_pkint(&amp;type,1,1);</text:p>
      <text:p text:style-name="code"><text:s text:c="2"/>pvm_pkint(&amp;mynode,1,1);</text:p>
      <text:p text:style-name="code"><text:s text:c="2"/>pvm_pkint(&amp;pred,1,1);</text:p>
      <text:p text:style-name="code"><text:s text:c="2"/>pvm_pkint(&amp;succ,1,1);</text:p>
      <text:p text:style-name="code"><text:s text:c="2"/>pvm_send(pvm_parent(), REPORT);</text:p>
      <text:p text:style-name="code"/>
      <text:p text:style-name="code">}</text:p>
      <text:p text:style-name="code"/>
      <text:p text:style-name="code"/>
      <text:p text:style-name="code"/>
      <text:p text:style-name="code">/*******************************************/</text:p>
      <text:p text:style-name="code">/** Reportar la entrada del nodo al padre,</text:p>
      <text:p text:style-name="code"><text:s text:c="4"/>quien lo mostrará en la interfaz **/</text:p>
      <text:p text:style-name="code">void reportEntering()</text:p>
      <text:p text:style-name="code">{</text:p>
      <text:p text:style-name="code"><text:s text:c="2"/>int type=ENTER;</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Exiting()</text:p>
      <text:p text:style-name="code">{</text:p>
      <text:p text:style-name="code"><text:s text:c="2"/>int type=EXIT;</text:p>
      <text:p text:style-name="code"><text:s text:c="2"/>pvm_initsend( PvmDataDefault );</text:p>
      <text:p text:style-name="code"><text:soft-page-break/><text:s text:c="2"/>pvm_pkint(&amp;type,1,1);</text:p>
      <text:p text:style-name="code"><text:s text:c="2"/>pvm_pkint(&amp;mynode,1,1);</text:p>
      <text:p text:style-name="code"><text:s text:c="2"/>pvm_send(pvm_parent(), REPORT);</text:p>
      <text:p text:style-name="code">}</text:p>
      <text:p text:style-name="code"/>
      <text:p text:style-name="code">/*******************************************/</text:p>
      <text:p text:style-name="code">/** Reportar la salida del nodo al padre,</text:p>
      <text:p text:style-name="code"><text:s text:c="4"/>quien lo mostrará en la interfaz **/</text:p>
      <text:p text:style-name="code">void reportKeyInit(int token)</text:p>
      <text:p text:style-name="code">{</text:p>
      <text:p text:style-name="code"><text:s text:c="2"/>int type=KEYINIT;</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p>
      <text:p text:style-name="code">/** Reportar la salida del nodo al padre,</text:p>
      <text:p text:style-name="code"><text:s text:c="4"/>quien lo mostrará en la interfaz **/</text:p>
      <text:p text:style-name="code">void reportKeyTrans(int token)</text:p>
      <text:p text:style-name="code">{</text:p>
      <text:p text:style-name="code"><text:s text:c="2"/>int type=KEYTRANS;</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KeyFound(int token)</text:p>
      <text:p text:style-name="code">{</text:p>
      <text:p text:style-name="code"><text:s text:c="2"/>int type=KEYFOUND;</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s/></text:p>
      <text:p text:style-name="code">/************************</text:p>
      <text:p text:style-name="code"><text:s/>Atender la peticion del token</text:p>
      <text:p text:style-name="code">*/ </text:p>
      <text:p text:style-name="code">void pfound(int token)</text:p>
      <text:p text:style-name="code">{ <text:s/></text:p>
      <text:p text:style-name="code"><text:s text:c="2"/>reportKeyFound(token);</text:p>
      <text:p text:style-name="code">} </text:p>
      <text:p text:style-name="code"><text:s/></text:p>
      <text:p text:style-name="code"><text:s text:c="2"/></text:p>
      <text:p text:style-name="code"/>
      <text:p text:style-name="code"/>
      <text:p text:style-name="code"/>
      <text:p text:style-name="code">/*****</text:p>
      <text:p text:style-name="code"><text:s text:c="6"/>The pseudocode to stabilize the chord ring/circle after node joins and departures is as follows:</text:p>
      <text:p text:style-name="code"/>
      <text:p text:style-name="code"><text:s text:c="6"/>// create a new Chord ring.</text:p>
      <text:p text:style-name="code"><text:s text:c="6"/>n.create()</text:p>
      <text:p text:style-name="code"><text:s text:c="6"/>predecessor = nil;</text:p>
      <text:p text:style-name="code"><text:s text:c="6"/>successor = n;</text:p>
      <text:p text:style-name="code"/>
      <text:p text:style-name="code"><text:s text:c="6"/>// join a Chord ring containing node n'.</text:p>
      <text:p text:style-name="code"><text:s text:c="6"/>n.join(n')</text:p>
      <text:p text:style-name="code"><text:s text:c="6"/>predecessor = nil;</text:p>
      <text:p text:style-name="code"><text:s text:c="6"/>successor = n'.find_successor(n);</text:p>
      <text:p text:style-name="code"/>
      <text:p text:style-name="code"><text:s text:c="6"/>// called periodically. verifies n’s immediate</text:p>
      <text:p text:style-name="code"><text:s text:c="6"/>// successor, and tells the successor about n.</text:p>
      <text:p text:style-name="code"><text:s text:c="6"/>n.stabilize()</text:p>
      <text:p text:style-name="code"><text:s text:c="6"/>x = successor.predecessor;</text:p>
      <text:p text:style-name="code"><text:soft-page-break/><text:s text:c="6"/>if (x\in(n, successor))</text:p>
      <text:p text:style-name="code"><text:s text:c="6"/>successor = x;</text:p>
      <text:p text:style-name="code"><text:s text:c="6"/>successor.notify(n);</text:p>
      <text:p text:style-name="code"/>
      <text:p text:style-name="code"><text:s text:c="6"/>// n' thinks it might be our predecessor.</text:p>
      <text:p text:style-name="code"><text:s text:c="6"/>n.notify(n')</text:p>
      <text:p text:style-name="code"><text:s text:c="6"/>if (predecessor is nil or n'\in(predecessor, n))</text:p>
      <text:p text:style-name="code"><text:s text:c="6"/>predecessor = n';</text:p>
      <text:p text:style-name="code"/>
      <text:p text:style-name="code"><text:s text:c="6"/>// called periodically. refreshes finger table entries.</text:p>
      <text:p text:style-name="code"><text:s text:c="6"/>// next stores the index of the finger to fix</text:p>
      <text:p text:style-name="code"><text:s text:c="6"/>n.fix_fingers()</text:p>
      <text:p text:style-name="code"><text:s text:c="6"/>next = next + 1;</text:p>
      <text:p text:style-name="code"><text:s text:c="6"/>if (next &gt; m)</text:p>
      <text:p text:style-name="code"><text:s text:c="6"/>next = 1;</text:p>
      <text:p text:style-name="code"><text:s text:c="6"/>finger[next] = find_successor(n+2next − 1);</text:p>
      <text:p text:style-name="code"/>
      <text:p text:style-name="code"><text:s text:c="6"/>// called periodically. checks whether predecessor has failed.</text:p>
      <text:p text:style-name="code"><text:s text:c="6"/>n.check_predecessor()</text:p>
      <text:p text:style-name="code"><text:s text:c="6"/>if (predecessor has failed)</text:p>
      <text:p text:style-name="code"><text:s text:c="6"/>predecessor = nil;</text:p>
      <text:p text:style-name="code"/>
      <text:p text:style-name="code">*********/</text:p>
      <text:h text:style-name="P5" text:outline-level="1">Anexo 2: Pruebas</text:h>
      <text:p text:style-name="Bibliography_20_Heading"/>
      <text:p text:style-name="P1">Bibliografía</text:p>
      <text:p text:style-name="Standard">http://www.mpi-inf.mpg.de/departments/d5/teaching/ws03_04/p2p-data/11-18-writeup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in"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Cortoba1"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de" style:family="paragraph" style:parent-style-name="Preformatted_20_Text" style:master-page-name="">
      <style:paragraph-properties fo:margin-left="0.5in" fo:margin-right="0in" fo:text-align="start" style:justify-single-word="false" fo:text-indent="0in" style:auto-text-indent="false" style:page-number="auto" fo:background-color="#e6e6ff" fo:padding="0.0201in" fo:border="0.0071in solid #008080" style:shadow="#cccccc 0.0402in 0.0402in">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19T20:27:34</dc:date>
    <dc:creator>Fernando</dc:creator>
    <meta:editing-duration>PT02H59M01S</meta:editing-duration>
    <meta:editing-cycles>7</meta:editing-cycles>
    <meta:generator>OpenOffice.org/3.0$Unix OpenOffice.org_project/300m9$Build-9358</meta:generator>
    <meta:document-statistic meta:table-count="0" meta:image-count="0" meta:object-count="0" meta:page-count="15" meta:paragraph-count="490" meta:word-count="2730" meta:character-count="20213"/>
    <meta:user-defined meta:name="Información 1"/>
    <meta:user-defined meta:name="Información 2"/>
    <meta:user-defined meta:name="Información 3"/>
    <meta:user-defined meta:name="Información 4"/>
  </office:meta>
</office:document-meta>
</file>